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Ingetavstånd" style:master-page-name="MP0" style:family="paragraph">
      <style:paragraph-properties fo:break-before="page"/>
    </style:style>
    <style:style style:name="P2" style:parent-style-name="Ingetavstånd" style:family="paragraph">
      <style:text-properties fo:font-weight="bold" style:font-weight-asian="bold" style:font-weight-complex="bold" fo:color="#FF0000"/>
    </style:style>
    <style:style style:name="P3" style:parent-style-name="Ingetavstånd" style:family="paragraph">
      <style:text-properties fo:font-weight="bold" style:font-weight-asian="bold" style:font-weight-complex="bold"/>
    </style:style>
    <style:style style:name="P4" style:parent-style-name="Ingetavstånd" style:list-style-name="LFO1" style:family="paragraph"/>
    <style:style style:name="P5" style:parent-style-name="Ingetavstånd" style:list-style-name="LFO1" style:family="paragraph"/>
    <style:style style:name="P6" style:parent-style-name="Ingetavstånd" style:family="paragraph">
      <style:text-properties fo:font-weight="bold" style:font-weight-asian="bold" style:font-weight-complex="bold" fo:color="#0070C0"/>
    </style:style>
    <style:style style:name="T7" style:parent-style-name="Standardstycketeckensnitt" style:family="text">
      <style:text-properties fo:color="#0070C0"/>
    </style:style>
    <style:style style:name="P8" style:parent-style-name="Ingetavstånd" style:family="paragraph">
      <style:text-properties fo:color="#00B050"/>
    </style:style>
    <style:style style:name="T9" style:parent-style-name="Standardstycketeckensnitt" style:family="text">
      <style:text-properties fo:font-weight="bold" style:font-weight-asian="bold" style:font-weight-complex="bold" fo:font-style="italic" style:font-style-asian="italic" style:font-style-complex="italic"/>
    </style:style>
    <style:style style:name="T10" style:parent-style-name="Standardstycketeckensnitt" style:family="text">
      <style:text-properties fo:font-weight="bold" style:font-weight-asian="bold" style:font-weight-complex="bold" fo:font-style="italic" style:font-style-asian="italic" style:font-style-complex="italic"/>
    </style:style>
    <style:style style:name="T11" style:parent-style-name="Standardstycketeckensnitt" style:family="text">
      <style:text-properties fo:font-weight="bold" style:font-weight-asian="bold" style:font-weight-complex="bold" fo:font-style="italic" style:font-style-asian="italic" style:font-style-complex="italic"/>
    </style:style>
    <style:style style:name="P12" style:parent-style-name="Ingetavstånd" style:family="paragraph">
      <style:text-properties fo:font-weight="bold" style:font-weight-asian="bold" style:font-weight-complex="bold"/>
    </style:style>
    <style:style style:name="P13" style:parent-style-name="Ingetavstånd" style:family="paragraph">
      <style:text-properties fo:font-weight="bold" style:font-weight-asian="bold" style:font-weight-complex="bold" fo:color="#0070C0"/>
    </style:style>
    <style:style style:name="T14" style:parent-style-name="Standardstycketeckensnitt" style:family="text">
      <style:text-properties fo:color="#0070C0"/>
    </style:style>
    <style:style style:name="P15" style:parent-style-name="Ingetavstånd" style:family="paragraph">
      <style:text-properties fo:color="#00B050"/>
    </style:style>
    <style:style style:name="T16" style:parent-style-name="Standardstycketeckensnitt" style:family="text">
      <style:text-properties fo:font-weight="bold" style:font-weight-asian="bold" style:font-weight-complex="bold" fo:font-style="italic" style:font-style-asian="italic" style:font-style-complex="italic"/>
    </style:style>
    <style:style style:name="T17" style:parent-style-name="Standardstycketeckensnitt" style:family="text">
      <style:text-properties fo:font-weight="bold" style:font-weight-asian="bold" style:font-weight-complex="bold" fo:font-style="italic" style:font-style-asian="italic" style:font-style-complex="italic"/>
    </style:style>
    <style:style style:name="T18" style:parent-style-name="Standardstycketeckensnitt" style:family="text">
      <style:text-properties fo:font-weight="bold" style:font-weight-asian="bold" style:font-weight-complex="bold" fo:font-style="italic" style:font-style-asian="italic" style:font-style-complex="italic"/>
    </style:style>
    <style:style style:name="P19" style:parent-style-name="Ingetavstånd" style:family="paragraph">
      <style:text-properties fo:font-weight="bold" style:font-weight-asian="bold" style:font-weight-complex="bold"/>
    </style:style>
    <style:style style:name="P20" style:parent-style-name="Ingetavstånd" style:family="paragraph">
      <style:text-properties fo:font-weight="bold" style:font-weight-asian="bold" style:font-weight-complex="bold" fo:color="#0070C0"/>
    </style:style>
    <style:style style:name="T21" style:parent-style-name="Standardstycketeckensnitt" style:family="text">
      <style:text-properties fo:color="#0070C0"/>
    </style:style>
    <style:style style:name="T22" style:parent-style-name="Standardstycketeckensnitt" style:family="text">
      <style:text-properties fo:color="#00B050"/>
    </style:style>
    <style:style style:name="T23" style:parent-style-name="Standardstycketeckensnitt" style:family="text">
      <style:text-properties fo:font-weight="bold" style:font-weight-asian="bold" style:font-weight-complex="bold" fo:font-style="italic" style:font-style-asian="italic" style:font-style-complex="italic"/>
    </style:style>
    <style:style style:name="T24" style:parent-style-name="Standardstycketeckensnitt" style:family="text">
      <style:text-properties fo:font-weight="bold" style:font-weight-asian="bold" style:font-weight-complex="bold" fo:font-style="italic" style:font-style-asian="italic" style:font-style-complex="italic"/>
    </style:style>
    <style:style style:name="T25" style:parent-style-name="Standardstycketeckensnitt" style:family="text">
      <style:text-properties fo:font-weight="bold" style:font-weight-asian="bold" style:font-weight-complex="bold" fo:font-style="italic" style:font-style-asian="italic" style:font-style-complex="italic"/>
    </style:style>
    <style:style style:name="P26" style:parent-style-name="Ingetavstånd" style:family="paragraph">
      <style:text-properties fo:font-weight="bold" style:font-weight-asian="bold" style:font-weight-complex="bold"/>
    </style:style>
    <style:style style:name="P27" style:parent-style-name="Ingetavstånd" style:family="paragraph">
      <style:text-properties fo:font-weight="bold" style:font-weight-asian="bold" style:font-weight-complex="bold" fo:color="#FF0000"/>
    </style:style>
    <style:style style:name="P28" style:parent-style-name="Ingetavstånd" style:family="paragraph">
      <style:text-properties fo:font-weight="bold" style:font-weight-asian="bold" style:font-weight-complex="bold" fo:color="#FF0000"/>
    </style:style>
  </office:automatic-styles>
  <office:body>
    <office:text text:use-soft-page-breaks="true">
      <text:p text:style-name="P1"/>
      <text:p text:style-name="P2">How the Application Connects Arduino, Database, and Web Interface</text:p>
      <text:p text:style-name="Ingetavstånd"/>
      <text:p text:style-name="P3">Spring Boot application does 2 things:<text:s/></text:p>
      <text:list text:style-name="LFO1" text:continue-numbering="true">
        <text:list-item>
          <text:p text:style-name="P4">listening to data from Arduino via serial communication<text:s/></text:p>
        </text:list-item>
        <text:list-item>
          <text:p text:style-name="P5">displaying that data on a web interface</text:p>
        </text:list-item>
      </text:list>
      <text:p text:style-name="Ingetavstånd"/>
      <text:p text:style-name="P6">1. Listening to Arduino (Serial Communication Listener)</text:p>
      <text:p text:style-name="Ingetavstånd">The `<text:span text:style-name="T7">SerialCommunicationListener`<text:s/></text:span>is responsible for establishing a serial connection with an Arduino device that sends temperature data.<text:s/></text:p>
      <text:p text:style-name="Ingetavstånd"/>
      <text:p text:style-name="P8">Key Components:</text:p>
      <text:p text:style-name="Ingetavstånd"><text:s text:c="4"/>-<text:s/><text:span text:style-name="T9">`jSerialComm` library:</text:span><text:s/>This library is used to open the serial port (e.g., `COM6` on a Windows machine), read data from the Arduino, and process the incoming temperature readings.</text:p>
      <text:p text:style-name="Ingetavstånd"/>
      <text:p text:style-name="Ingetavstånd"><text:s text:c="4"/>-<text:s/><text:span text:style-name="T10">Executor Service:</text:span><text:s/>This ensures that data reading and saving to the database occur in a separate thread, preventing the application from blocking while waiting for data.</text:p>
      <text:p text:style-name="Ingetavstånd"/>
      <text:p text:style-name="Ingetavstånd"><text:s text:c="4"/>-<text:s/><text:span text:style-name="T11">Temperature Service</text:span>: Once data is received, it is processed and passed to the <text:s text:c="5"/>`TemperatureService`, which saves the reading to the MySQL database.</text:p>
      <text:p text:style-name="Ingetavstånd"/>
      <text:p text:style-name="P12">The listener enables real-time communication with external hardware (Arduino). Without it, the application would have no way to capture and store temperature data. The serial port configuration and baud rate are crucial for ensuring smooth data flow from the Arduino.</text:p>
      <text:p text:style-name="Ingetavstånd"/>
      <text:p text:style-name="P13">2. Saving Data to the Database (TemperatureService)</text:p>
      <text:p text:style-name="Ingetavstånd">The `<text:span text:style-name="T14">TemperatureService`<text:s/></text:span>manages the interaction with the database.</text:p>
      <text:p text:style-name="Ingetavstånd"/>
      <text:p text:style-name="P15">Key Components:</text:p>
      <text:p text:style-name="Ingetavstånd"><text:s text:c="4"/>-<text:s/><text:span text:style-name="T16">`TemperatureReadingRepository`:<text:s/></text:span>This repository interfaces with the database to perform CRUD (Create, Read, Update, Delete) operations on temperature data.</text:p>
      <text:p text:style-name="Ingetavstånd"/>
      <text:p text:style-name="Ingetavstånd"><text:s text:c="4"/>-<text:s/><text:span text:style-name="T17">JPA (Hibernate):</text:span><text:s/>It automatically maps Java objects (like `TemperatureReading`) to database tables, making it easy to persist data.</text:p>
      <text:p text:style-name="Ingetavstånd"/>
      <text:p text:style-name="Ingetavstånd"><text:s text:c="4"/>-<text:s/><text:span text:style-name="T18">Automatic Schema Updates:</text:span><text:s/>Using the property `spring.jpa.hibernate.ddl-auto=update`, Hibernate ensures that the database schema automatically adapts to any changes in your entity classes.</text:p>
      <text:p text:style-name="Ingetavstånd"/>
      <text:p text:style-name="P19"><text:s/>This service is the core of the system's data management. It handles storing the temperature readings from Arduino into the database, making the data accessible later for reporting or display.</text:p>
      <text:p text:style-name="Ingetavstånd"/>
      <text:p text:style-name="P20">3. Displaying Data on the Web (Thymeleaf + Controller)</text:p>
      <text:p text:style-name="Ingetavstånd">The<text:s/><text:span text:style-name="T21">web interface<text:s/></text:span>is powered by Spring MVC and Thymeleaf templates, allowing users to access temperature data from the database through a web browser.</text:p>
      <text:p text:style-name="Ingetavstånd"/>
      <text:p text:style-name="Ingetavstånd"><text:span text:style-name="T22">Key Components:</text:span></text:p>
      <text:p text:style-name="Ingetavstånd"><text:s text:c="4"/>-<text:s/><text:span text:style-name="T23">Thymeleaf Templates:</text:span><text:s/>These HTML files use Thymeleaf syntax to dynamically display the temperature readings. Data from the database is injected into the templates and rendered on the frontend.</text:p>
      <text:p text:style-name="Ingetavstånd"/>
      <text:p text:style-name="Ingetavstånd"><text:s text:c="4"/>-<text:s/><text:span text:style-name="T24">TemperatureController</text:span>: This controller handles HTTP requests, retrieves the necessary data from the database, and passes it to the Thymeleaf templates. For instance, the user can view all temperature readings, the highest/lowest temperature in the last 5 minutes, or filter by date.</text:p>
      <text:p text:style-name="Ingetavstånd"/>
      <text:p text:style-name="Ingetavstånd"><text:s text:c="4"/>-<text:s/><text:span text:style-name="T25">Web Server (Embedded Tomcat):</text:span><text:s/>Spring Boot automatically sets up an embedded Tomcat server, which serves your web pages and handles requests like "view temperature readings."</text:p>
      <text:p text:style-name="Ingetavstånd"/>
      <text:p text:style-name="P26">This part of the application is the user interface, allowing users to interact with and view the data captured from the Arduino. Without it, there would be no easy way for users to access the stored temperature data.</text:p>
      <text:p text:style-name="Ingetavstånd"/>
      <text:p text:style-name="P27">The Flow of Data</text:p>
      <text:p text:style-name="Ingetavstånd">1. Arduino sends temperature data via the serial port.</text:p>
      <text:p text:style-name="Ingetavstånd">2. `SerialCommunicationListener` listens to the serial port, receives the data, processes it, and sends it to the `TemperatureService`.</text:p>
      <text:p text:style-name="Ingetavstånd">3. `TemperatureService` saves the data in the MySQL database using JPA.</text:p>
      <text:p text:style-name="Ingetavstånd">4. Users access the web interface through Thymeleaf templates, which dynamically retrieve and display data using the `TemperatureController`.</text:p>
      <text:p text:style-name="Ingetavstånd"/>
      <text:p text:style-name="P28">In Summary</text:p>
      <text:p text:style-name="Ingetavstånd">- The listener connects the Arduino to the application, ensuring data flows into the system.</text:p>
      <text:p text:style-name="Ingetavstånd">- The service saves that data into a database, ensuring it's stored and retrievable.</text:p>
      <text:p text:style-name="Ingetavstånd">- The web interface allows users to access and view the stored data, making the system interactive and user-friendly.</text:p>
      <text:p text:style-name="Ingetavstånd"/>
      <text:p text:style-name="Ingetavstånd">This combination of components creates a fully integrated system that can collect real-time data from an external device and display it in an easily accessible web format.</text:p>
      <text:p text:style-name="Ingetavstånd"/>
      <text:p text:style-name="Ingetavstån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Rubrik2" style:display-name="Rubri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Rubrik3" style:display-name="Rubrik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Rubrik5" style:display-name="Rubrik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Rubrik6" style:display-name="Rubrik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Rubrik7" style:display-name="Rubrik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Rubrik8" style:display-name="Rubrik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Rubrik9" style:display-name="Rubrik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Aptos Display" style:font-name-asian="Times New Roman" style:font-name-complex="Times New Roman" fo:color="#0F4761" fo:font-size="20pt" style:font-size-asian="20pt" style:font-size-complex="20pt"/>
    </style:style>
    <style:style style:name="Rubrik2Char" style:display-name="Rubrik 2 Char" style:family="text" style:parent-style-name="Standardstycketeckensnitt">
      <style:text-properties style:font-name="Aptos Display" style:font-name-asian="Times New Roman" style:font-name-complex="Times New Roman" fo:color="#0F4761" fo:font-size="16pt" style:font-size-asian="16pt" style:font-size-complex="16pt"/>
    </style:style>
    <style:style style:name="Rubrik3Char" style:display-name="Rubrik 3 Char" style:family="text" style:parent-style-name="Standardstycketeckensnitt">
      <style:text-properties style:font-name-asian="Times New Roman" style:font-name-complex="Times New Roman" fo:color="#0F4761" fo:font-size="14pt" style:font-size-asian="14pt" style:font-size-complex="14pt"/>
    </style:style>
    <style:style style:name="Rubrik4Char" style:display-name="Rubrik 4 Char" style:family="text" style:parent-style-name="Standardstycketeckensnitt">
      <style:text-properties style:font-name-asian="Times New Roman" style:font-name-complex="Times New Roman" fo:font-style="italic" style:font-style-asian="italic" style:font-style-complex="italic" fo:color="#0F4761"/>
    </style:style>
    <style:style style:name="Rubrik5Char" style:display-name="Rubrik 5 Char" style:family="text" style:parent-style-name="Standardstycketeckensnitt">
      <style:text-properties style:font-name-asian="Times New Roman" style:font-name-complex="Times New Roman" fo:color="#0F4761"/>
    </style:style>
    <style:style style:name="Rubrik6Char" style:display-name="Rubrik 6 Char" style:family="text" style:parent-style-name="Standardstycketeckensnitt">
      <style:text-properties style:font-name-asian="Times New Roman" style:font-name-complex="Times New Roman" fo:font-style="italic" style:font-style-asian="italic" style:font-style-complex="italic" fo:color="#595959"/>
    </style:style>
    <style:style style:name="Rubrik7Char" style:display-name="Rubrik 7 Char" style:family="text" style:parent-style-name="Standardstycketeckensnitt">
      <style:text-properties style:font-name-asian="Times New Roman" style:font-name-complex="Times New Roman" fo:color="#595959"/>
    </style:style>
    <style:style style:name="Rubrik8Char" style:display-name="Rubrik 8 Char" style:family="text" style:parent-style-name="Standardstycketeckensnitt">
      <style:text-properties style:font-name-asian="Times New Roman" style:font-name-complex="Times New Roman" fo:font-style="italic" style:font-style-asian="italic" style:font-style-complex="italic" fo:color="#272727"/>
    </style:style>
    <style:style style:name="Rubrik9Char" style:display-name="Rubrik 9 Char" style:family="text" style:parent-style-name="Standardstycketeckensnitt">
      <style:text-properties style:font-name-asian="Times New Roman" style:font-name-complex="Times New Roman" fo:color="#272727"/>
    </style:style>
    <style:style style:name="Rubrik" style:display-name="Rubrik"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RubrikChar" style:display-name="Rubrik Char" style:family="text" style:parent-style-name="Standardstycketeckensnitt">
      <style:text-properties style:font-name="Aptos Display" style:font-name-asian="Times New Roman" style:font-name-complex="Times New Roman" fo:letter-spacing="-0.0069in" style:letter-kerning="true" fo:font-size="28pt" style:font-size-asian="28pt" style:font-size-complex="28pt"/>
    </style:style>
    <style:style style:name="Underrubrik" style:display-name="Underrubrik"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rubrikChar" style:display-name="Underrubrik Char" style:family="text" style:parent-style-name="Standardstycketeckensnit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Standardstycketeckensnitt">
      <style:text-properties fo:font-style="italic" style:font-style-asian="italic" style:font-style-complex="italic" fo:color="#404040"/>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Starkbetoning" style:display-name="Stark betoning" style:family="text" style:parent-style-name="Standardstycketeckensnitt">
      <style:text-properties fo:font-style="italic" style:font-style-asian="italic" style:font-style-complex="italic" fo:color="#0F4761"/>
    </style:style>
    <style:style style:name="Starktcitat" style:display-name="Sta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arktcitatChar" style:display-name="Starkt citat Char" style:family="text" style:parent-style-name="Standardstycketeckensnitt">
      <style:text-properties fo:font-style="italic" style:font-style-asian="italic" style:font-style-complex="italic" fo:color="#0F4761"/>
    </style:style>
    <style:style style:name="Starkreferens" style:display-name="Stark referens" style:family="text" style:parent-style-name="Standardstycketeckensnitt">
      <style:text-properties fo:font-weight="bold" style:font-weight-asian="bold" style:font-weight-complex="bold" fo:font-variant="small-caps" fo:color="#0F4761" fo:letter-spacing="0.0034in"/>
    </style:style>
    <style:style style:name="Ingetavstånd" style:display-name="Inget avstå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cia Moonlit</meta:initial-creator>
    <dc:creator>Lucia Moonlit</dc:creator>
    <meta:creation-date>2024-09-25T12:19:00Z</meta:creation-date>
    <dc:date>2024-09-25T12:30:00Z</dc:date>
    <meta:template xlink:href="Normal" xlink:type="simple"/>
    <meta:editing-cycles>1</meta:editing-cycles>
    <meta:editing-duration>PT660S</meta:editing-duration>
    <meta:document-statistic meta:page-count="2" meta:paragraph-count="8" meta:word-count="605" meta:character-count="4046" meta:row-count="28" meta:non-whitespace-character-count="3449"/>
  </office:meta>
</office:document-meta>
</file>